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2AD1C8544DC97AB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AD1C8544DC97AB8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werd ter dood veroordeeld</text:span></text:p>
            <text:p text:style-name="P3"><text:span text:style-name="T2">(Johannes 19:1.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8:06.741000000</dc:date>
    <meta:editing-duration>PT2H26M21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